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50cf02" officeooo:paragraph-rsid="0050cf02"/>
    </style:style>
    <style:style style:name="P2" style:family="paragraph" style:parent-style-name="Standard">
      <style:text-properties officeooo:rsid="0050cf02" officeooo:paragraph-rsid="0062f0e5"/>
    </style:style>
    <style:style style:name="P3" style:family="paragraph" style:parent-style-name="Standard">
      <style:text-properties officeooo:rsid="0050cf02" officeooo:paragraph-rsid="006c07b7"/>
    </style:style>
    <style:style style:name="P4" style:family="paragraph" style:parent-style-name="Standard">
      <style:text-properties officeooo:rsid="0050cf02" officeooo:paragraph-rsid="006e924c"/>
    </style:style>
    <style:style style:name="P5" style:family="paragraph" style:parent-style-name="Standard">
      <style:text-properties officeooo:rsid="0050cf02" officeooo:paragraph-rsid="007583f4"/>
    </style:style>
    <style:style style:name="P6" style:family="paragraph" style:parent-style-name="Standard">
      <style:text-properties officeooo:rsid="0050cf02" officeooo:paragraph-rsid="0078a9ea"/>
    </style:style>
    <style:style style:name="P7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8" style:family="paragraph" style:parent-style-name="Standard">
      <style:text-properties fo:color="#d4d4d4" style:font-name="Droid Sans Mono" fo:font-size="10.5pt" fo:font-weight="normal" officeooo:rsid="0050cf02" officeooo:paragraph-rsid="007583f4" fo:background-color="#1e1e1e"/>
    </style:style>
    <style:style style:name="P9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90153d" officeooo:paragraph-rsid="0090153d" fo:background-color="#1e1e1e"/>
    </style:style>
    <style:style style:name="P10" style:family="paragraph" style:parent-style-name="Standard">
      <style:text-properties officeooo:rsid="001e2853" officeooo:paragraph-rsid="001e2853"/>
    </style:style>
    <style:style style:name="P11" style:family="paragraph" style:parent-style-name="Standard">
      <style:text-properties officeooo:rsid="0025c93e" officeooo:paragraph-rsid="0025c93e"/>
    </style:style>
    <style:style style:name="P12" style:family="paragraph" style:parent-style-name="Standard">
      <style:text-properties officeooo:rsid="001fb4ea" officeooo:paragraph-rsid="0025c93e"/>
    </style:style>
    <style:style style:name="P13" style:family="paragraph" style:parent-style-name="Standard">
      <style:text-properties officeooo:rsid="001fb4ea" officeooo:paragraph-rsid="001fb4ea"/>
    </style:style>
    <style:style style:name="P14" style:family="paragraph" style:parent-style-name="Standard">
      <style:text-properties officeooo:paragraph-rsid="0025e184"/>
    </style:style>
    <style:style style:name="P15" style:family="paragraph" style:parent-style-name="Standard">
      <style:text-properties officeooo:rsid="0027c358" officeooo:paragraph-rsid="0027c358"/>
    </style:style>
    <style:style style:name="P16" style:family="paragraph" style:parent-style-name="Standard">
      <style:text-properties officeooo:rsid="0027c358" officeooo:paragraph-rsid="002f6dc4"/>
    </style:style>
    <style:style style:name="P17" style:family="paragraph" style:parent-style-name="Standard">
      <style:text-properties officeooo:rsid="0027c358" officeooo:paragraph-rsid="003fc69c"/>
    </style:style>
    <style:style style:name="P18" style:family="paragraph" style:parent-style-name="Standard">
      <style:text-properties officeooo:rsid="0027c358" officeooo:paragraph-rsid="005260e6"/>
    </style:style>
    <style:style style:name="P19" style:family="paragraph" style:parent-style-name="Standard">
      <style:text-properties officeooo:rsid="0027c358" officeooo:paragraph-rsid="00604eb5"/>
    </style:style>
    <style:style style:name="P20" style:family="paragraph" style:parent-style-name="Standard">
      <style:text-properties officeooo:paragraph-rsid="00341602"/>
    </style:style>
    <style:style style:name="P21" style:family="paragraph" style:parent-style-name="Standard">
      <style:text-properties officeooo:paragraph-rsid="004893c3"/>
    </style:style>
    <style:style style:name="P22" style:family="paragraph" style:parent-style-name="Standard">
      <style:text-properties fo:color="#6a9955" style:font-name="Droid Sans Mono" fo:font-size="10.5pt" fo:font-weight="normal" officeooo:rsid="0050cf02" officeooo:paragraph-rsid="0050cf02" fo:background-color="#1e1e1e"/>
    </style:style>
    <style:style style:name="P23" style:family="paragraph" style:parent-style-name="Standard">
      <style:text-properties fo:color="#6a9955" style:font-name="Droid Sans Mono" fo:font-size="10.5pt" fo:font-weight="normal" officeooo:rsid="0050cf02" officeooo:paragraph-rsid="007583f4" fo:background-color="#1e1e1e"/>
    </style:style>
    <style:style style:name="P24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25" style:family="paragraph" style:parent-style-name="Standard">
      <style:paragraph-properties style:line-height-at-least="0.503cm"/>
      <style:text-properties fo:color="#6a9955" style:font-name="Droid Sans Mono" fo:font-size="10.5pt" fo:font-weight="normal" officeooo:rsid="0090153d" officeooo:paragraph-rsid="0090153d" fo:background-color="#1e1e1e"/>
    </style:style>
    <style:style style:name="P26" style:family="paragraph" style:parent-style-name="Standard">
      <style:text-properties officeooo:paragraph-rsid="00604eb5"/>
    </style:style>
    <style:style style:name="P27" style:family="paragraph" style:parent-style-name="Standard">
      <style:text-properties officeooo:paragraph-rsid="0068bd66"/>
    </style:style>
    <style:style style:name="P28" style:family="paragraph" style:parent-style-name="Standard">
      <style:text-properties officeooo:paragraph-rsid="006e924c"/>
    </style:style>
    <style:style style:name="P29" style:family="paragraph" style:parent-style-name="Standard">
      <style:text-properties officeooo:rsid="008006d8" officeooo:paragraph-rsid="008006d8"/>
    </style:style>
    <style:style style:name="P30" style:family="paragraph" style:parent-style-name="Standard">
      <style:text-properties officeooo:rsid="0050cf02" officeooo:paragraph-rsid="007583f4"/>
    </style:style>
    <style:style style:name="T1" style:family="text">
      <style:text-properties fo:color="#b5cea8"/>
    </style:style>
    <style:style style:name="T2" style:family="text">
      <style:text-properties fo:color="#b5cea8" style:font-name="Droid Sans Mono" fo:font-size="10.5pt" fo:font-weight="normal" fo:background-color="#1e1e1e" loext:char-shading-value="0"/>
    </style:style>
    <style:style style:name="T3" style:family="text">
      <style:text-properties fo:color="#6a9955"/>
    </style:style>
    <style:style style:name="T4" style:family="text">
      <style:text-properties officeooo:rsid="001fb4ea"/>
    </style:style>
    <style:style style:name="T5" style:family="text">
      <style:text-properties officeooo:rsid="00227a77"/>
    </style:style>
    <style:style style:name="T6" style:family="text">
      <style:text-properties officeooo:rsid="00242587"/>
    </style:style>
    <style:style style:name="T7" style:family="text">
      <style:text-properties officeooo:rsid="0025c93e"/>
    </style:style>
    <style:style style:name="T8" style:family="text">
      <style:text-properties officeooo:rsid="0025e184"/>
    </style:style>
    <style:style style:name="T9" style:family="text">
      <style:text-properties officeooo:rsid="00297faa"/>
    </style:style>
    <style:style style:name="T10" style:family="text">
      <style:text-properties officeooo:rsid="002a3756"/>
    </style:style>
    <style:style style:name="T11" style:family="text">
      <style:text-properties officeooo:rsid="002b91b5"/>
    </style:style>
    <style:style style:name="T12" style:family="text">
      <style:text-properties officeooo:rsid="002c6379"/>
    </style:style>
    <style:style style:name="T13" style:family="text">
      <style:text-properties officeooo:rsid="002f6dc4"/>
    </style:style>
    <style:style style:name="T14" style:family="text">
      <style:text-properties officeooo:rsid="00341602"/>
    </style:style>
    <style:style style:name="T15" style:family="text">
      <style:text-properties officeooo:rsid="00353285"/>
    </style:style>
    <style:style style:name="T16" style:family="text">
      <style:text-properties officeooo:rsid="00354b9b"/>
    </style:style>
    <style:style style:name="T17" style:family="text">
      <style:text-properties officeooo:rsid="0039075e"/>
    </style:style>
    <style:style style:name="T18" style:family="text">
      <style:text-properties officeooo:rsid="003a6ec3"/>
    </style:style>
    <style:style style:name="T19" style:family="text">
      <style:text-properties officeooo:rsid="003b5fa8"/>
    </style:style>
    <style:style style:name="T20" style:family="text">
      <style:text-properties officeooo:rsid="003bdcdc"/>
    </style:style>
    <style:style style:name="T21" style:family="text">
      <style:text-properties officeooo:rsid="003fc69c"/>
    </style:style>
    <style:style style:name="T22" style:family="text">
      <style:text-properties officeooo:rsid="00410821"/>
    </style:style>
    <style:style style:name="T23" style:family="text">
      <style:text-properties officeooo:rsid="00441a39"/>
    </style:style>
    <style:style style:name="T24" style:family="text">
      <style:text-properties officeooo:rsid="0045f677"/>
    </style:style>
    <style:style style:name="T25" style:family="text">
      <style:text-properties officeooo:rsid="0047b823"/>
    </style:style>
    <style:style style:name="T26" style:family="text">
      <style:text-properties officeooo:rsid="004893c3"/>
    </style:style>
    <style:style style:name="T27" style:family="text">
      <style:text-properties officeooo:rsid="0048f8c0"/>
    </style:style>
    <style:style style:name="T28" style:family="text">
      <style:text-properties officeooo:rsid="0049a80f"/>
    </style:style>
    <style:style style:name="T29" style:family="text">
      <style:text-properties officeooo:rsid="004e84b4"/>
    </style:style>
    <style:style style:name="T30" style:family="text">
      <style:text-properties officeooo:rsid="005260e6"/>
    </style:style>
    <style:style style:name="T31" style:family="text">
      <style:text-properties officeooo:rsid="005445f2"/>
    </style:style>
    <style:style style:name="T32" style:family="text">
      <style:text-properties officeooo:rsid="005619a3"/>
    </style:style>
    <style:style style:name="T33" style:family="text">
      <style:text-properties officeooo:rsid="00589392"/>
    </style:style>
    <style:style style:name="T34" style:family="text">
      <style:text-properties officeooo:rsid="005a5929"/>
    </style:style>
    <style:style style:name="T35" style:family="text">
      <style:text-properties officeooo:rsid="005b77cc"/>
    </style:style>
    <style:style style:name="T36" style:family="text">
      <style:text-properties officeooo:rsid="005cb859"/>
    </style:style>
    <style:style style:name="T37" style:family="text">
      <style:text-properties officeooo:rsid="00604eb5"/>
    </style:style>
    <style:style style:name="T38" style:family="text">
      <style:text-properties officeooo:rsid="0061b926"/>
    </style:style>
    <style:style style:name="T39" style:family="text">
      <style:text-properties officeooo:rsid="0062f0e5"/>
    </style:style>
    <style:style style:name="T40" style:family="text">
      <style:text-properties officeooo:rsid="00630377"/>
    </style:style>
    <style:style style:name="T41" style:family="text">
      <style:text-properties officeooo:rsid="00640bde"/>
    </style:style>
    <style:style style:name="T42" style:family="text">
      <style:text-properties officeooo:rsid="0065c170"/>
    </style:style>
    <style:style style:name="T43" style:family="text">
      <style:text-properties officeooo:rsid="0068bd66"/>
    </style:style>
    <style:style style:name="T44" style:family="text">
      <style:text-properties officeooo:rsid="0069f016"/>
    </style:style>
    <style:style style:name="T45" style:family="text">
      <style:text-properties officeooo:rsid="006a349b"/>
    </style:style>
    <style:style style:name="T46" style:family="text">
      <style:text-properties officeooo:rsid="006c97a0"/>
    </style:style>
    <style:style style:name="T47" style:family="text">
      <style:text-properties officeooo:rsid="006d7d78"/>
    </style:style>
    <style:style style:name="T48" style:family="text">
      <style:text-properties officeooo:rsid="006e05b2"/>
    </style:style>
    <style:style style:name="T49" style:family="text">
      <style:text-properties officeooo:rsid="006e924c"/>
    </style:style>
    <style:style style:name="T50" style:family="text">
      <style:text-properties officeooo:rsid="0078a9ea"/>
    </style:style>
    <style:style style:name="T51" style:family="text">
      <style:text-properties fo:color="#dcdcaa"/>
    </style:style>
    <style:style style:name="T52" style:family="text">
      <style:text-properties fo:color="#dcdcaa" style:font-name="Droid Sans Mono" fo:font-size="10.5pt" fo:font-weight="normal" fo:background-color="#1e1e1e" loext:char-shading-value="0"/>
    </style:style>
    <style:style style:name="T53" style:family="text">
      <style:text-properties fo:color="#d4d4d4" style:font-name="Droid Sans Mono" fo:font-size="10.5pt" fo:font-weight="normal" fo:background-color="#1e1e1e" loext:char-shading-value="0"/>
    </style:style>
    <style:style style:name="T54" style:family="text">
      <style:text-properties officeooo:rsid="007c73da"/>
    </style:style>
    <style:style style:name="T55" style:family="text">
      <style:text-properties officeooo:rsid="007c87ef"/>
    </style:style>
    <style:style style:name="T56" style:family="text">
      <style:text-properties officeooo:rsid="007d16f4"/>
    </style:style>
    <style:style style:name="T57" style:family="text">
      <style:text-properties officeooo:rsid="007ea05f"/>
    </style:style>
    <style:style style:name="T58" style:family="text">
      <style:text-properties officeooo:rsid="007f47c0"/>
    </style:style>
    <style:style style:name="T59" style:family="text">
      <style:text-properties officeooo:rsid="0083421c"/>
    </style:style>
    <style:style style:name="T60" style:family="text">
      <style:text-properties officeooo:rsid="0084c48d"/>
    </style:style>
    <style:style style:name="T61" style:family="text">
      <style:text-properties officeooo:rsid="0086b7fe"/>
    </style:style>
    <style:style style:name="T62" style:family="text">
      <style:text-properties officeooo:rsid="0088cf83"/>
    </style:style>
    <style:style style:name="T63" style:family="text">
      <style:text-properties officeooo:rsid="008accda"/>
    </style:style>
    <style:style style:name="T64" style:family="text">
      <style:text-properties officeooo:rsid="008dc265"/>
    </style:style>
    <style:style style:name="T65" style:family="text">
      <style:text-properties officeooo:rsid="008f368b"/>
    </style:style>
    <style:style style:name="T66" style:family="text">
      <style:text-properties officeooo:rsid="009374ed"/>
    </style:style>
    <style:style style:name="T67" style:family="text">
      <style:text-properties officeooo:rsid="009507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# fração máxima de distribuição de clientes entre depósitos</text:p>
      <text:p text:style-name="P7">FRAC_MAX_DISTRIBUTION = <text:span text:style-name="T1">1.05</text:span></text:p>
      <text:p text:style-name="P7">MI = <text:span text:style-name="T1">50</text:span> <text:span text:style-name="T3"># população inicial</text:span></text:p>
      <text:p text:style-name="P7">LAMBDA = <text:span text:style-name="T1">50</text:span> <text:span text:style-name="T3"># número de descendentes</text:span></text:p>
      <text:p text:style-name="P7">PROB_MUTATION = <text:span text:style-name="T1">0.1</text:span></text:p>
      <text:p text:style-name="P7">PROB_LS_POP = <text:span text:style-name="T1">0.3</text:span> <text:span text:style-name="T3"># probabilidade de busca local na formação da população</text:span></text:p>
      <text:p text:style-name="P7">PROB_LS = <text:span text:style-name="T1">0.05</text:span> <text:span text:style-name="T3"># probabilidade busca local</text:span></text:p>
      <text:p text:style-name="P7">PROB_LS_BEST = <text:span text:style-name="T1">0.9</text:span> <text:span text:style-name="T3"># probabilidade busca local considerando o melhor movimento</text:span></text:p>
      <text:p text:style-name="P7">GEN = <text:span text:style-name="T1">100</text:span> <text:span text:style-name="T3"># número de gerações</text:span></text:p>
      <text:p text:style-name="P7">GEN_NO_EVOL = <text:span text:style-name="T1">10</text:span> <text:span text:style-name="T3"># número permitido de gerações sem mudanças</text:span></text:p>
      <text:p text:style-name="P7">SP = <text:span text:style-name="T1">2</text:span> <text:span text:style-name="T3"># pressão seletiva para linear ranking</text:span></text:p>
      <text:p text:style-name="P7">METRIC = <text:span text:style-name="T1">1.1</text:span> <text:span text:style-name="T3"># métrica de diversidade</text:span></text:p>
      <text:p text:style-name="P7">CONT_METRIC = <text:span text:style-name="T1">5</text:span> <text:span text:style-name="T3"># quantidade de vezes que a métrica de diversidade pode ser desrespeitada</text:span></text:p>
      <text:p text:style-name="P10">Com mudança da população<text:span text:style-name="T7">, movimentos sem repetição</text:span></text:p>
      <text:p text:style-name="P10"/>
      <text:p text:style-name="Standard">custo: 604.8386385667712 - </text:p>
      <text:p text:style-name="Standard">tempo: 12.455452394485473</text:p>
      <text:p text:style-name="Standard">custo: 617.6289365780673 - </text:p>
      <text:p text:style-name="Standard">tempo: 8.82610418399175</text:p>
      <text:p text:style-name="Standard">custo: 622.868212609117 - </text:p>
      <text:p text:style-name="Standard">tempo: 10.30083415110906</text:p>
      <text:p text:style-name="Standard">custo: 614.2719150549245 - </text:p>
      <text:p text:style-name="Standard">tempo: 11.052366324265797</text:p>
      <text:p text:style-name="Standard">custo: 628.916021833608 - </text:p>
      <text:p text:style-name="Standard">tempo: 5.355060688654581</text:p>
      <text:p text:style-name="P11">custo médio: </text:p>
      <text:p text:style-name="Standard"/>
      <text:p text:style-name="P12">Sem mudança da população<text:span text:style-name="T7">, movimentos sem repetição</text:span></text:p>
      <text:p text:style-name="P13"/>
      <text:p text:style-name="P13">custo: 609.4469535482705 - <text:span text:style-name="T5">Parou no 30</text:span></text:p>
      <text:p text:style-name="P13">tempo: 6.456849352518717</text:p>
      <text:p text:style-name="P13">custo: 602.71172063092 - <text:span text:style-name="T5">Parou no 38</text:span></text:p>
      <text:p text:style-name="P13">tempo: 8.04093315601349</text:p>
      <text:p text:style-name="P13">custo: 615.1296151172699 - <text:span text:style-name="T5">Parou no 77</text:span></text:p>
      <text:p text:style-name="P13">tempo: 12.422996215025584</text:p>
      <text:p text:style-name="P13">custo: 614.00428028316 - <text:span text:style-name="T5"><text:s/>Parou no 36</text:span></text:p>
      <text:p text:style-name="P13">tempo: 6.659012683232626</text:p>
      <text:p text:style-name="P13">custo: 622.2400314078842 - <text:span text:style-name="T6">Parou no 29</text:span></text:p>
      <text:p text:style-name="P13">tempo: 4.966516677538554</text:p>
      <text:p text:style-name="P11">custo médio:</text:p>
      <text:p text:style-name="P11"/>
      <text:p text:style-name="P14"><text:span text:style-name="T4">Sem mudança da população</text:span><text:span text:style-name="T7">, movimentos </text:span><text:span text:style-name="T8">com</text:span><text:span text:style-name="T7"> repetição</text:span><text:span text:style-name="T13">, probabilidade de seleção só na mutação</text:span><text:span text:style-name="T8">: </text:span></text:p>
      <text:p text:style-name="P14"/>
      <text:p text:style-name="P15">custo: 613.4693247521947 - Parou no 54</text:p>
      <text:p text:style-name="P15">tempo: 10.81283708413442</text:p>
      <text:p text:style-name="P15">custo: 637.6959153185336 - <text:span text:style-name="T9">Parou no 39</text:span></text:p>
      <text:p text:style-name="P15">tempo: 6.081311790148417</text:p>
      <text:p text:style-name="P15">custo: 614.7923514332014 - <text:span text:style-name="T10">Parou no 62</text:span></text:p>
      <text:p text:style-name="P15">tempo: 13.822344247500101</text:p>
      <text:p text:style-name="P15">custo: 601.8461282813906 - <text:span text:style-name="T11">Parou no 67</text:span></text:p>
      <text:p text:style-name="P15">tempo: 16.51088671286901</text:p>
      <text:p text:style-name="P15"><text:soft-page-break/>custo: 611.958863243962 - <text:span text:style-name="T12">Parou no 48</text:span></text:p>
      <text:p text:style-name="P15">tempo: 11.05425178607305</text:p>
      <text:p text:style-name="P16"/>
      <text:p text:style-name="P20"><text:span text:style-name="T14">Com</text:span><text:span text:style-name="T4"> mudança da população</text:span><text:span text:style-name="T7">, movimentos </text:span><text:span text:style-name="T8">com</text:span><text:span text:style-name="T7"> repetição</text:span><text:span text:style-name="T13">, probabilidade de seleção</text:span><text:span text:style-name="T8">: </text:span></text:p>
      <text:p text:style-name="P20"/>
      <text:p text:style-name="P20">custo: 611.1923454005249 - <text:span text:style-name="T15">Parou no 60</text:span></text:p>
      <text:p text:style-name="P20">tempo: 8.85846574306488</text:p>
      <text:p text:style-name="P20">custo: 638.6660809227045 - <text:span text:style-name="T16">Parou no 45</text:span></text:p>
      <text:p text:style-name="P20">tempo: 5.698010508219401</text:p>
      <text:p text:style-name="P20">custo: 612.0165050318409 - <text:span text:style-name="T17">Parou no 47</text:span></text:p>
      <text:p text:style-name="P20">tempo: 11.399769194920857</text:p>
      <text:p text:style-name="P20">custo: 605.4597036140171 - <text:span text:style-name="T18">Parou no 83</text:span></text:p>
      <text:p text:style-name="P20">tempo: 13.345620965957641</text:p>
      <text:p text:style-name="P20">custo: 615.0601856129477 - <text:span text:style-name="T19">Parou no 39</text:span></text:p>
      <text:p text:style-name="P20">tempo: 7.820326729615529</text:p>
      <text:p text:style-name="P20"/>
      <text:p text:style-name="P17"><text:span text:style-name="T4">Sem mudança da população</text:span><text:span text:style-name="T7">, movimentos </text:span><text:span text:style-name="T20">sem</text:span><text:span text:style-name="T7"> repetição</text:span><text:span text:style-name="T13">, probabilidade de seleção</text:span><text:span text:style-name="T21">, heurística partindo de cliente aleatório</text:span><text:span text:style-name="T8">: </text:span></text:p>
      <text:p text:style-name="P17"/>
      <text:p text:style-name="P17">custo: 605.2044139827551 - <text:span text:style-name="T22">Parou na 57</text:span></text:p>
      <text:p text:style-name="P17">tempo: 11.122174962361653</text:p>
      <text:p text:style-name="P17">custo: 614.4190028957428 - <text:span text:style-name="T23">Parou na 79</text:span></text:p>
      <text:p text:style-name="P17">tempo: 17.563663244247437</text:p>
      <text:p text:style-name="P17">custo: 605.4896495576642 - <text:span text:style-name="T24">Parou na 39</text:span></text:p>
      <text:p text:style-name="P17">tempo: 7.811574796835582</text:p>
      <text:p text:style-name="P17">custo: 607.0974753282612 - <text:span text:style-name="T25">Parou na 31</text:span></text:p>
      <text:p text:style-name="P17">tempo: 6.649046945571899</text:p>
      <text:p text:style-name="P17">custo: 606.3209350528048 - <text:span text:style-name="T25">Parou na 58</text:span></text:p>
      <text:p text:style-name="P17">tempo: 12.409403510888417</text:p>
      <text:p text:style-name="P1">custo médio: 607,71</text:p>
      <text:p text:style-name="P1">tempo médio: 11,11</text:p>
      <text:p text:style-name="P17"/>
      <text:p text:style-name="P21"><text:span text:style-name="T4">Sem mudança da população</text:span><text:span text:style-name="T7">, movimentos </text:span><text:span text:style-name="T26">com</text:span><text:span text:style-name="T7"> repetição</text:span><text:span text:style-name="T13">, probabilidade de seleção</text:span><text:span text:style-name="T21">, heurística partindo de cliente aleatório</text:span><text:span text:style-name="T8">: </text:span></text:p>
      <text:p text:style-name="P17"/>
      <text:p text:style-name="P17">custo: 609.6892176651481 - <text:span text:style-name="T26">Parou na 99</text:span></text:p>
      <text:p text:style-name="P17">tempo: 22.01502745548884</text:p>
      <text:p text:style-name="P17">custo: 607.902888861611 - <text:span text:style-name="T27">Parou na 44</text:span></text:p>
      <text:p text:style-name="P17">tempo: 10.326642215251923</text:p>
      <text:p text:style-name="P17">custo: 629.9503326466458 - <text:span text:style-name="T28">Parou na 41</text:span></text:p>
      <text:p text:style-name="P17">tempo: 9.977503363291422</text:p>
      <text:p text:style-name="P17">custo: 608.6993682196514 - <text:span text:style-name="T29">Parou na 89</text:span></text:p>
      <text:p text:style-name="P17">tempo: 18.535908325513205</text:p>
      <text:p text:style-name="P17">custo: 604.4302559221805 - <text:span text:style-name="T29">Parou na 90</text:span></text:p>
      <text:p text:style-name="P17">tempo: 19.35293426911036</text:p>
      <text:p text:style-name="P1">custo médio: 612,13</text:p>
      <text:p text:style-name="P1">tempo médio: 26,73</text:p>
      <text:p text:style-name="P1"/>
      <text:p text:style-name="P18"><text:span text:style-name="T4">Sem mudança da população</text:span><text:span text:style-name="T7">, movimentos </text:span><text:span text:style-name="T20">sem</text:span><text:span text:style-name="T7"> repetição</text:span><text:span text:style-name="T13">, probabilidade de seleção</text:span><text:span text:style-name="T21">, heurística partindo de cliente aleatório</text:span><text:span text:style-name="T30">, gillet decrescente</text:span><text:span text:style-name="T8">: </text:span></text:p>
      <text:p text:style-name="P1"/>
      <text:p text:style-name="P1">custo: 637.5509579453301 - <text:span text:style-name="T31">Parou no 32</text:span></text:p>
      <text:p text:style-name="P1"><text:soft-page-break/>tempo: 5.414821342627207</text:p>
      <text:p text:style-name="P1">custo: 658.8555186257919 - <text:span text:style-name="T32">Parou no 24</text:span></text:p>
      <text:p text:style-name="P1">tempo: 3.9798884987831116</text:p>
      <text:p text:style-name="P1">custo: 629.0369798568001 - <text:span text:style-name="T33">Parou na 38</text:span></text:p>
      <text:p text:style-name="P1">tempo: 8.231386653582256</text:p>
      <text:p text:style-name="P1">custo: 647.2817093831744 - <text:span text:style-name="T34">Parou na 48</text:span></text:p>
      <text:p text:style-name="P1">tempo: 8.61965343952179</text:p>
      <text:p text:style-name="P1">custo: 637.5271875928139 - <text:span text:style-name="T35">Parou na </text:span><text:span text:style-name="T36">66</text:span></text:p>
      <text:p text:style-name="P1">tempo: 12.95457329750061</text:p>
      <text:p text:style-name="P1"/>
      <text:p text:style-name="P22"># fração máxima de distribuição de clientes entre depósitos</text:p>
      <text:p text:style-name="P7">FRAC_MAX_DISTRIBUTION = <text:span text:style-name="T1">1.05</text:span></text:p>
      <text:p text:style-name="P7">MI = <text:span text:style-name="T1">50</text:span> <text:span text:style-name="T3"># população inicial</text:span></text:p>
      <text:p text:style-name="P7">LAMBDA = <text:span text:style-name="T1">50</text:span> <text:span text:style-name="T3"># número de descendentes</text:span></text:p>
      <text:p text:style-name="P7">PROB_MUTATION = <text:span text:style-name="T1">0.1</text:span></text:p>
      <text:p text:style-name="P7">PROB_LS_POP = <text:span text:style-name="T1">0.0</text:span> <text:span text:style-name="T3"># probabilidade de busca local na formação da população</text:span></text:p>
      <text:p text:style-name="P7">PROB_LS = <text:span text:style-name="T1">0.05</text:span> <text:span text:style-name="T3"># probabilidade busca local</text:span></text:p>
      <text:p text:style-name="P7">PROB_LS_BEST = <text:span text:style-name="T1">0.9</text:span> <text:span text:style-name="T3"># probabilidade busca local considerando o melhor movimento</text:span></text:p>
      <text:p text:style-name="P7">GEN = <text:span text:style-name="T1">50</text:span> <text:span text:style-name="T3"># número de gerações</text:span></text:p>
      <text:p text:style-name="P7">GEN_NO_EVOL = <text:span text:style-name="T1">10</text:span> <text:span text:style-name="T3"># número permitido de gerações sem mudanças</text:span></text:p>
      <text:p text:style-name="P7">SP = <text:span text:style-name="T1">2</text:span> <text:span text:style-name="T3"># pressão seletiva para linear ranking</text:span></text:p>
      <text:p text:style-name="P7">METRIC = <text:span text:style-name="T1">3.5</text:span> <text:span text:style-name="T3"># métrica de diversidade</text:span></text:p>
      <text:p text:style-name="P7">CONT_METRIC = <text:span text:style-name="T1">5</text:span> <text:span text:style-name="T3"># quantidade de vezes que a métrica de diversidade pode ser desrespeitada</text:span></text:p>
      <text:p text:style-name="P1"/>
      <text:p text:style-name="P1"/>
      <text:p text:style-name="P26"><text:span text:style-name="T37">Com</text:span><text:span text:style-name="T4"> mudança da população</text:span><text:span text:style-name="T7">, movimentos </text:span><text:span text:style-name="T20">sem</text:span><text:span text:style-name="T7"> repetição</text:span><text:span text:style-name="T13">, probabilidade de seleção</text:span><text:span text:style-name="T21">, heurística partindo de cliente aleatório</text:span><text:span text:style-name="T30">, gillet decrescente</text:span><text:span text:style-name="T8">: </text:span><text:span text:style-name="T39">(max g = 50)</text:span></text:p>
      <text:p text:style-name="P19"/>
      <text:p text:style-name="P1">custo: 623.8000835819732 - <text:span text:style-name="T41">Parou no 49</text:span></text:p>
      <text:p text:style-name="P1">tempo: 8.987661266326905</text:p>
      <text:p text:style-name="P1">custo: 611.5780302180773 - <text:span text:style-name="T41">Parou no 49</text:span></text:p>
      <text:p text:style-name="P1">tempo: 10.068911743164062</text:p>
      <text:p text:style-name="P1">custo: 650.765174100716 - <text:span text:style-name="T41">Parou no 49</text:span></text:p>
      <text:p text:style-name="P1">tempo: 6.6080329100290935</text:p>
      <text:p text:style-name="P1">custo: 624.9217353977505 - <text:span text:style-name="T42">Parou no 49</text:span></text:p>
      <text:p text:style-name="P1">tempo: 8.027794110774995</text:p>
      <text:p text:style-name="P1">custo: 609.7302187663101 - <text:span text:style-name="T42">Parou no 49</text:span></text:p>
      <text:p text:style-name="P1">tempo: 9.62149559656779</text:p>
      <text:p text:style-name="P1"/>
      <text:p text:style-name="P2"><text:span text:style-name="T39">Sem</text:span><text:span text:style-name="T4"> mudança da população</text:span><text:span text:style-name="T7">, movimentos </text:span><text:span text:style-name="T20">sem</text:span><text:span text:style-name="T7"> repetição</text:span><text:span text:style-name="T13">, probabilidade de seleção</text:span><text:span text:style-name="T21">, heurística partindo de cliente aleatório</text:span><text:span text:style-name="T30">, gillet decrescente</text:span><text:span text:style-name="T8">: </text:span><text:span text:style-name="T39">(max g = 50)</text:span></text:p>
      <text:p text:style-name="P1"/>
      <text:p text:style-name="P1">custo: 638.2376623389296 - <text:span text:style-name="T38">Parou no 41</text:span></text:p>
      <text:p text:style-name="P1">tempo: 7.7135556697845455</text:p>
      <text:p text:style-name="P1">custo: 663.3379557961698 - <text:span text:style-name="T39">Parou no 22</text:span></text:p>
      <text:p text:style-name="P1">tempo: 3.06292409102122</text:p>
      <text:p text:style-name="P1">custo: 623.450969835487 - <text:span text:style-name="T39">Parou no 49</text:span></text:p>
      <text:p text:style-name="P1">tempo: 7.590061271190644</text:p>
      <text:p text:style-name="P1">custo: 622.9586355762284 - <text:span text:style-name="T40">Parou na 49</text:span></text:p>
      <text:p text:style-name="P1">tempo: 8.655467915534974</text:p>
      <text:p text:style-name="P1">custo: 654.0941837745664 - <text:span text:style-name="T40">Parou na 44</text:span></text:p>
      <text:p text:style-name="P1"><text:soft-page-break/>tempo: 6.470257929960886</text:p>
      <text:p text:style-name="P1"/>
      <text:p text:style-name="P27"><text:span text:style-name="T43">Com</text:span><text:span text:style-name="T4"> mudança da população</text:span><text:span text:style-name="T7">, movimentos </text:span><text:span text:style-name="T20">sem</text:span><text:span text:style-name="T7"> repetição</text:span><text:span text:style-name="T13">, probabilidade de seleção</text:span><text:span text:style-name="T43"> apenas no crossover</text:span><text:span text:style-name="T21">, heurística partindo de cliente aleatório</text:span><text:span text:style-name="T30">, gillet decrescente</text:span><text:span text:style-name="T8">: </text:span><text:span text:style-name="T39">(max g = 50)</text:span></text:p>
      <text:p text:style-name="P1"/>
      <text:p text:style-name="P1">custo: 627.5037033084129 - <text:span text:style-name="T43">Parou no 49</text:span></text:p>
      <text:p text:style-name="P1">tempo: 8.325663618246715</text:p>
      <text:p text:style-name="P1">custo: 647.68168634393 - <text:span text:style-name="T43">Parou no 49</text:span></text:p>
      <text:p text:style-name="P1">tempo: 6.205449589093527</text:p>
      <text:p text:style-name="P1">custo: 643.7462410232081 - <text:span text:style-name="T44">Parou no 49</text:span></text:p>
      <text:p text:style-name="P1">tempo: 6.88394908507665</text:p>
      <text:p text:style-name="P1">custo: 628.8572923601204 - <text:span text:style-name="T44">Parou no 49</text:span></text:p>
      <text:p text:style-name="P1">tempo: 7.3408389290173846</text:p>
      <text:p text:style-name="P1">custo: 628.4548245429606 - <text:span text:style-name="T45">Parou no 49</text:span></text:p>
      <text:p text:style-name="P1">tempo: 7.16703861951828</text:p>
      <text:p text:style-name="P1"/>
      <text:p text:style-name="P22"># fração máxima de distribuição de clientes entre depósitos</text:p>
      <text:p text:style-name="P7">FRAC_MAX_DISTRIBUTION = <text:span text:style-name="T1">1.05</text:span></text:p>
      <text:p text:style-name="P7">MI = <text:span text:style-name="T1">50</text:span> <text:span text:style-name="T3"># população inicial</text:span></text:p>
      <text:p text:style-name="P7">LAMBDA = <text:span text:style-name="T1">50</text:span> <text:span text:style-name="T3"># número de descendentes</text:span></text:p>
      <text:p text:style-name="P7">PROB_MUTATION = <text:span text:style-name="T1">0.1</text:span></text:p>
      <text:p text:style-name="P7">PROB_LS_POP = <text:span text:style-name="T1">0.3</text:span> <text:span text:style-name="T3"># probabilidade de busca local na formação da população</text:span></text:p>
      <text:p text:style-name="P7">PROB_LS = <text:span text:style-name="T1">0.0</text:span> <text:span text:style-name="T3"># probabilidade busca local</text:span></text:p>
      <text:p text:style-name="P7">PROB_LS_BEST = <text:span text:style-name="T1">0.9</text:span> <text:span text:style-name="T3"># probabilidade busca local considerando o melhor movimento</text:span></text:p>
      <text:p text:style-name="P7">GEN = <text:span text:style-name="T1">50</text:span> <text:span text:style-name="T3"># número de gerações</text:span></text:p>
      <text:p text:style-name="P7">GEN_NO_EVOL = <text:span text:style-name="T1">10</text:span> <text:span text:style-name="T3"># número permitido de gerações sem mudanças</text:span></text:p>
      <text:p text:style-name="P7">SP = <text:span text:style-name="T1">2</text:span> <text:span text:style-name="T3"># pressão seletiva para linear ranking</text:span></text:p>
      <text:p text:style-name="P7">METRIC = <text:span text:style-name="T1">3.5</text:span> <text:span text:style-name="T3"># métrica de diversidade</text:span></text:p>
      <text:p text:style-name="P7">CONT_METRIC = <text:span text:style-name="T1">5</text:span> <text:span text:style-name="T3"># quantidade de vezes que a métrica de diversidade pode ser desrespeitada</text:span></text:p>
      <text:p text:style-name="P1"/>
      <text:p text:style-name="P1"/>
      <text:p text:style-name="P3"><text:span text:style-name="T43">Com</text:span><text:span text:style-name="T4"> mudança da população</text:span><text:span text:style-name="T7">, movimentos </text:span><text:span text:style-name="T20">sem</text:span><text:span text:style-name="T7"> repetição</text:span><text:span text:style-name="T13">, probabilidade de seleção</text:span><text:span text:style-name="T21">, heurística partindo de cliente aleatório</text:span><text:span text:style-name="T30">, gillet decrescente</text:span><text:span text:style-name="T8">: </text:span><text:span text:style-name="T39">(max g = 50)</text:span></text:p>
      <text:p text:style-name="P3"/>
      <text:p text:style-name="P3">custo: 632.9108308818563 - <text:span text:style-name="T43">Parou no 49</text:span></text:p>
      <text:p text:style-name="P1">tempo: 9.155866726239521</text:p>
      <text:p text:style-name="P3">custo: 657.5156764935269 - <text:s/><text:span text:style-name="T43">Parou no 49</text:span></text:p>
      <text:p text:style-name="P1">tempo: 7.811822346846262</text:p>
      <text:p text:style-name="P1">custo: 620.2714783821683 - <text:span text:style-name="T46">Parou no 49</text:span></text:p>
      <text:p text:style-name="P1">tempo: 6.791803936163585</text:p>
      <text:p text:style-name="P1">custo: 638.8430596973855 - <text:span text:style-name="T47">Parou no 49</text:span></text:p>
      <text:p text:style-name="P1">tempo: 7.649009974797567</text:p>
      <text:p text:style-name="P1">custo: 628.3764935883122 - <text:span text:style-name="T48">Parou no 49</text:span></text:p>
      <text:p text:style-name="P1">tempo: 7.0513675252596535</text:p>
      <text:p text:style-name="P1"/>
      <text:p text:style-name="P28"><text:span text:style-name="T49">Sem</text:span><text:span text:style-name="T4"> mudança da população</text:span><text:span text:style-name="T49"> (respeita n. gerações)</text:span><text:span text:style-name="T7">, movimentos </text:span><text:span text:style-name="T20">sem</text:span><text:span text:style-name="T7"> repetição</text:span><text:span text:style-name="T13">, probabilidade de seleção</text:span><text:span text:style-name="T21">, heurística partindo de cliente aleatório</text:span><text:span text:style-name="T30">, gillet decrescente</text:span><text:span text:style-name="T8">: </text:span><text:span text:style-name="T39">(max g = 50)</text:span></text:p>
      <text:p text:style-name="P4"/>
      <text:p text:style-name="P1">custo: 615.8887088441808 - </text:p>
      <text:p text:style-name="P1">tempo: 9.326020220915476</text:p>
      <text:p text:style-name="P1">custo: 637.6148050724057 - </text:p>
      <text:p text:style-name="P1"><text:soft-page-break/>tempo: 8.653267149130503</text:p>
      <text:p text:style-name="P1">custo: 618.4541229078503 - </text:p>
      <text:p text:style-name="P1">tempo: 8.580993922551473</text:p>
      <text:p text:style-name="P1">custo: 637.6148050724057 - </text:p>
      <text:p text:style-name="P1">tempo: 8.653267149130503</text:p>
      <text:p text:style-name="P1">custo: 616.8756664632986 - </text:p>
      <text:p text:style-name="P1">tempo: 8.712178695201874</text:p>
      <text:p text:style-name="P1">custo: 636.737896857709 - </text:p>
      <text:p text:style-name="P1">tempo: 8.027562916278839</text:p>
      <text:p text:style-name="P1"/>
      <text:p text:style-name="P22"># fração máxima de distribuição de clientes entre depósitos</text:p>
      <text:p text:style-name="P7">FRAC_MAX_DISTRIBUTION = <text:span text:style-name="T1">1.05</text:span></text:p>
      <text:p text:style-name="P7">MI = <text:span text:style-name="T1">50</text:span> <text:span text:style-name="T3"># população inicial</text:span></text:p>
      <text:p text:style-name="P7">LAMBDA = <text:span text:style-name="T1">50</text:span> <text:span text:style-name="T3"># número de descendentes</text:span></text:p>
      <text:p text:style-name="P7">PROB_MUTATION = <text:span text:style-name="T1">0.1</text:span></text:p>
      <text:p text:style-name="P7">PROB_LS_POP = <text:span text:style-name="T1">0.3</text:span> <text:span text:style-name="T3"># probabilidade de busca local na formação da população</text:span></text:p>
      <text:p text:style-name="P7">PROB_LS = <text:span text:style-name="T1">0.6</text:span> <text:span text:style-name="T3"># probabilidade busca local</text:span></text:p>
      <text:p text:style-name="P7">PROB_LS_BEST = <text:span text:style-name="T1">0.6</text:span> <text:span text:style-name="T3"># probabilidade busca local considerando o melhor movimento</text:span></text:p>
      <text:p text:style-name="P7">GEN = <text:span text:style-name="T1">50</text:span> <text:span text:style-name="T3"># número de gerações</text:span></text:p>
      <text:p text:style-name="P7">GEN_NO_EVOL = <text:span text:style-name="T1">10</text:span> <text:span text:style-name="T3"># número permitido de gerações sem mudanças</text:span></text:p>
      <text:p text:style-name="P7">SP = <text:span text:style-name="T1">2</text:span> <text:span text:style-name="T3"># pressão seletiva para linear ranking</text:span></text:p>
      <text:p text:style-name="P7">METRIC = <text:span text:style-name="T1">3.5</text:span> <text:span text:style-name="T3"># métrica de diversidade</text:span></text:p>
      <text:p text:style-name="P7">CONT_METRIC = <text:span text:style-name="T1">5</text:span> <text:span text:style-name="T3"># quantidade de vezes que a métrica de diversidade pode ser desrespeitada</text:span></text:p>
      <text:p text:style-name="P1"/>
      <text:p text:style-name="P5"><text:span text:style-name="T49">Sem</text:span><text:span text:style-name="T4"> mudança da população</text:span><text:span text:style-name="T49"> (respeita n. gerações)</text:span><text:span text:style-name="T7">, movimentos </text:span><text:span text:style-name="T20">sem</text:span><text:span text:style-name="T7"> repetição</text:span><text:span text:style-name="T13">, probabilidade de seleção</text:span><text:span text:style-name="T21">, heurística partindo de cliente aleatório</text:span><text:span text:style-name="T30">, gillet decrescente</text:span><text:span text:style-name="T8">: </text:span><text:span text:style-name="T39">(max g = 50)</text:span></text:p>
      <text:p text:style-name="P5"/>
      <text:p text:style-name="P5">custo: 633.7253871603208 - </text:p>
      <text:p text:style-name="P5">tempo: 9.672076686223347</text:p>
      <text:p text:style-name="P5">custo: 609.6233723334857 - </text:p>
      <text:p text:style-name="P5">tempo: 10.14467127720515</text:p>
      <text:p text:style-name="P5">custo: 641.7964345984633 - </text:p>
      <text:p text:style-name="P5">tempo: 10.829149663448334</text:p>
      <text:p text:style-name="P5">custo: 644.9888719577476 - </text:p>
      <text:p text:style-name="P5">tempo: 9.545814645290374</text:p>
      <text:p text:style-name="P5">custo: 612.4619832559329 - </text:p>
      <text:p text:style-name="P5"/>
      <text:p text:style-name="P5">tempo: 8.803467909495035</text:p>
      <text:p text:style-name="P5"/>
      <text:p text:style-name="P6"><text:span text:style-name="T50">Com</text:span><text:span text:style-name="T4"> mudança da população</text:span><text:span text:style-name="T49"> (respeita n. gerações)</text:span><text:span text:style-name="T7">, movimentos </text:span><text:span text:style-name="T20">sem</text:span><text:span text:style-name="T7"> repetição</text:span><text:span text:style-name="T13">, probabilidade de seleção</text:span><text:span text:style-name="T21">, heurística partindo de cliente aleatório</text:span><text:span text:style-name="T30">, gillet decrescente</text:span><text:span text:style-name="T8">: </text:span><text:span text:style-name="T39">(max g = 50)</text:span></text:p>
      <text:p text:style-name="P6"/>
      <text:p text:style-name="P5"/>
      <text:p text:style-name="P5">custo: 606.0621558295827 - </text:p>
      <text:p text:style-name="P5">tempo: 13.289852241675058</text:p>
      <text:p text:style-name="P5">custo: 617.4502611563057 - </text:p>
      <text:p text:style-name="P5">tempo: 9.019207215309143</text:p>
      <text:p text:style-name="P5">custo: 623.4090079117018 - </text:p>
      <text:p text:style-name="P5">tempo: 14.362516152858735</text:p>
      <text:p text:style-name="P5">custo: 632.3272725338135 - </text:p>
      <text:p text:style-name="P5">tempo: 11.255383344491323</text:p>
      <text:p text:style-name="P8"><text:soft-page-break/>n = <text:span text:style-name="T51">max</text:span>(<text:span text:style-name="T1">2</text:span>,<text:span text:style-name="T51">round</text:span>(<text:span text:style-name="T1">0.1</text:span>*lenght))</text:p>
      <text:p text:style-name="P5"/>
      <text:p text:style-name="P5"/>
      <text:p text:style-name="P5">custo: 654.5873110798648 - </text:p>
      <text:p text:style-name="P5">tempo: 9.17999412616094</text:p>
      <text:p text:style-name="P5">custo: 629.3649803875041 - </text:p>
      <text:p text:style-name="P5">tempo: 10.73115295569102</text:p>
      <text:p text:style-name="P5">custo: 622.3351548835623 - </text:p>
      <text:p text:style-name="P5">tempo: 11.907482671737672</text:p>
      <text:p text:style-name="P5">custo: 623.8189183626705 - </text:p>
      <text:p text:style-name="P5">tempo: 11.448784180482228</text:p>
      <text:p text:style-name="P5">custo: 629.3281869380023 - </text:p>
      <text:p text:style-name="P5">tempo: 7.976654593149821</text:p>
      <text:p text:style-name="P5"/>
      <text:p text:style-name="P23"># fração máxima de distribuição de clientes entre depósitos</text:p>
      <text:p text:style-name="P7">FRAC_MAX_DISTRIBUTION = <text:span text:style-name="T1">1.1</text:span></text:p>
      <text:p text:style-name="P7">MI = <text:span text:style-name="T1">5</text:span> <text:span text:style-name="T3"># população inicial</text:span></text:p>
      <text:p text:style-name="P7">LAMBDA = <text:span text:style-name="T1">10</text:span> <text:span text:style-name="T3"># número de descendentes</text:span></text:p>
      <text:p text:style-name="P7">PROB_MUTATION = <text:span text:style-name="T1">0.1</text:span></text:p>
      <text:p text:style-name="P7">PROB_LS_POP = <text:span text:style-name="T1">0.8</text:span> <text:span text:style-name="T3"># probabilidade de busca local na formação da população</text:span></text:p>
      <text:p text:style-name="P7">PROB_LS = <text:span text:style-name="T1">0.6</text:span> <text:span text:style-name="T3"># probabilidade busca local</text:span></text:p>
      <text:p text:style-name="P7">PROB_LS_BEST = <text:span text:style-name="T1">0.9</text:span> <text:span text:style-name="T3"># probabilidade busca local considerando o melhor movimento</text:span></text:p>
      <text:p text:style-name="P7">GEN = <text:span text:style-name="T1">50</text:span> <text:span text:style-name="T3"># número de gerações</text:span></text:p>
      <text:p text:style-name="P7">GEN_NO_EVOL = <text:span text:style-name="T1">5</text:span> <text:span text:style-name="T3"># número permitido de gerações sem mudanças</text:span></text:p>
      <text:p text:style-name="P7">SP = <text:span text:style-name="T1">2</text:span> <text:span text:style-name="T3"># pressão seletiva para linear ranking</text:span></text:p>
      <text:p text:style-name="P7">METRIC = <text:span text:style-name="T1">3.5</text:span> <text:span text:style-name="T3"># métrica de diversidade</text:span></text:p>
      <text:p text:style-name="P7">CONT_METRIC = <text:span text:style-name="T1">5</text:span> <text:span text:style-name="T3"># quantidade de vezes que a métrica de diversidade pode ser desrespeitada</text:span></text:p>
      <text:p text:style-name="P5"/>
      <text:p text:style-name="P5"><text:span text:style-name="T53">n = </text:span><text:span text:style-name="T52">max</text:span><text:span text:style-name="T53">(</text:span><text:span text:style-name="T2">2</text:span><text:span text:style-name="T53">,</text:span><text:span text:style-name="T52">round</text:span><text:span text:style-name="T53">(</text:span><text:span text:style-name="T2">1</text:span><text:span text:style-name="T53">*lenght))</text:span></text:p>
      <text:p text:style-name="P5"/>
      <text:p text:style-name="P5">custo: 633.7436093872248 - </text:p>
      <text:p text:style-name="P5">tempo: 5.3911236445109045</text:p>
      <text:p text:style-name="P5">custo: 659.324983963834 - </text:p>
      <text:p text:style-name="P5">tempo: 3.928781012694041</text:p>
      <text:p text:style-name="P5">custo: 629.6673804636677 - </text:p>
      <text:p text:style-name="P5">tempo: 4.986177424589793</text:p>
      <text:p text:style-name="P5">custo: 623.317135993518 - </text:p>
      <text:p text:style-name="P5">tempo: 3.3487205346425375</text:p>
      <text:p text:style-name="P5">custo: 638.3209646228004 - </text:p>
      <text:p text:style-name="P5">tempo: 4.131748251120249</text:p>
      <text:p text:style-name="P5"/>
      <text:p text:style-name="P23"># fração máxima de distribuição de clientes entre depósitos</text:p>
      <text:p text:style-name="P7">FRAC_MAX_DISTRIBUTION = <text:span text:style-name="T1">1.1</text:span></text:p>
      <text:p text:style-name="P7">MI = <text:span text:style-name="T1">5</text:span> <text:span text:style-name="T3"># população inicial</text:span></text:p>
      <text:p text:style-name="P7">LAMBDA = <text:span text:style-name="T1">20</text:span> <text:span text:style-name="T3"># número de descendentes</text:span></text:p>
      <text:p text:style-name="P7">PROB_MUTATION = <text:span text:style-name="T1">0.1</text:span></text:p>
      <text:p text:style-name="P7">PROB_LS_POP = <text:span text:style-name="T1">0.3</text:span> <text:span text:style-name="T3"># probabilidade de busca local na formação da população</text:span></text:p>
      <text:p text:style-name="P7">PROB_LS = <text:span text:style-name="T1">0.6</text:span> <text:span text:style-name="T3"># probabilidade busca local</text:span></text:p>
      <text:p text:style-name="P7">PROB_LS_BEST = <text:span text:style-name="T1">0.6</text:span> <text:span text:style-name="T3"># probabilidade busca local considerando o melhor movimento</text:span></text:p>
      <text:p text:style-name="P7">GEN = <text:span text:style-name="T1">50</text:span> <text:span text:style-name="T3"># número de gerações</text:span></text:p>
      <text:p text:style-name="P7">GEN_NO_EVOL = <text:span text:style-name="T1">15</text:span> <text:span text:style-name="T3"># número permitido de gerações sem mudanças</text:span></text:p>
      <text:p text:style-name="P7"><text:soft-page-break/>SP = <text:span text:style-name="T1">2</text:span> <text:span text:style-name="T3"># pressão seletiva para linear ranking</text:span></text:p>
      <text:p text:style-name="P7">METRIC = <text:span text:style-name="T1">3.5</text:span> <text:span text:style-name="T3"># métrica de diversidade</text:span></text:p>
      <text:p text:style-name="P7">CONT_METRIC = <text:span text:style-name="T1">5</text:span> <text:span text:style-name="T3"># quantidade de vezes que a métrica de diversidade pode ser desrespeitada</text:span></text:p>
      <text:p text:style-name="P5"/>
      <text:p text:style-name="P5"/>
      <text:p text:style-name="P8">n = <text:span text:style-name="T51">max</text:span>(<text:span text:style-name="T1">2</text:span>,<text:span text:style-name="T51">round</text:span>(<text:span text:style-name="T1">0.5</text:span>*lenght))<text:span text:style-name="T54">, sem mudanca na populacao</text:span></text:p>
      <text:p text:style-name="P5"/>
      <text:p text:style-name="P5">custo: 605.5482245058167 - <text:span text:style-name="T55">49</text:span></text:p>
      <text:p text:style-name="P5">tempo: 6.287152552604676</text:p>
      <text:p text:style-name="P5">custo: 640.9603459787481 - <text:span text:style-name="T55">39</text:span></text:p>
      <text:p text:style-name="P5">tempo: 5.1561362743377686</text:p>
      <text:p text:style-name="P5">custo: 611.2078214192467 - <text:span text:style-name="T56">49</text:span></text:p>
      <text:p text:style-name="P5">tempo: 4.4111931920051575</text:p>
      <text:p text:style-name="P5">custo: 613.7305892470938 - <text:span text:style-name="T57">49</text:span></text:p>
      <text:p text:style-name="P5">tempo: 7.88995563586553</text:p>
      <text:p text:style-name="P5">custo: 629.3529452415354 - <text:span text:style-name="T57"><text:s/>40</text:span></text:p>
      <text:p text:style-name="P5">tempo: 5.423367178440094</text:p>
      <text:p text:style-name="P5"/>
      <text:p text:style-name="P23"># else:</text:p>
      <text:p text:style-name="P24"># if (costWithoutRoute + newCost + 1000) &lt; solution1.get_cost(): # ainda é melhor</text:p>
      <text:p text:style-name="P24"># extraPenalty = 1000 #penalização por rota a mais</text:p>
      <text:p text:style-name="P24"># bestRoute.set_depot(dpt)</text:p>
      <text:p text:style-name="P24"># newCost1 = newCost - penalty</text:p>
      <text:p text:style-name="P24"># bestRoute.set_cost(newCost1, bestRoute.get_totalDemand(),</text:p>
      <text:p text:style-name="P24"># bestRoute.get_totalDuration())</text:p>
      <text:p text:style-name="P24"># cont = 1</text:p>
      <text:p text:style-name="P5"/>
      <text:p text:style-name="P29">Sem mudança na população</text:p>
      <text:p text:style-name="P5"/>
      <text:p text:style-name="P5">custo: 627.3311399913915 - <text:span text:style-name="T58">49</text:span></text:p>
      <text:p text:style-name="P5">tempo: 4.899002436796824</text:p>
      <text:p text:style-name="P5">custo: 634.2712810749772 - <text:span text:style-name="T58">49</text:span></text:p>
      <text:p text:style-name="P5">tempo: 7.620198877652486</text:p>
      <text:p text:style-name="P5">custo: 599.8721380730628 - <text:span text:style-name="T58">49</text:span></text:p>
      <text:p text:style-name="P5">tempo: 5.833880396684011</text:p>
      <text:p text:style-name="P5">custo: 611.2078214192466 - <text:span text:style-name="T58">49</text:span></text:p>
      <text:p text:style-name="P5">tempo: 5.2543179551760355</text:p>
      <text:p text:style-name="P5">custo: 609.5403383522588 - <text:span text:style-name="T58">49</text:span></text:p>
      <text:p text:style-name="P5">tempo: 5.254043873151144</text:p>
      <text:p text:style-name="P5"/>
      <text:p text:style-name="P29">Com mudança na população</text:p>
      <text:p text:style-name="P5">custo: 610.0815688037891 - <text:span text:style-name="T59">49</text:span></text:p>
      <text:p text:style-name="P5">tempo: 5.212247840563456</text:p>
      <text:p text:style-name="P5">custo: 621.4200210051382 - <text:span text:style-name="T59">49</text:span></text:p>
      <text:p text:style-name="P5">tempo: 6.160993683338165</text:p>
      <text:p text:style-name="P5">custo: 599.1359867959178 - <text:span text:style-name="T59">49</text:span></text:p>
      <text:p text:style-name="P5">tempo: 5.399147609869639</text:p>
      <text:p text:style-name="P5">custo: 632.1278194104099 - <text:span text:style-name="T59">49</text:span></text:p>
      <text:p text:style-name="P5">tempo: 5.684588503837586</text:p>
      <text:p text:style-name="P5">custo: 625.3372211650563 - <text:span text:style-name="T59">34</text:span></text:p>
      <text:p text:style-name="P5">tempo: 4.187672062714895</text:p>
      <text:p text:style-name="P5"><text:soft-page-break/></text:p>
      <text:p text:style-name="P23"># fração máxima de distribuição de clientes entre depósitos</text:p>
      <text:p text:style-name="P7">FRAC_MAX_DISTRIBUTION = <text:span text:style-name="T1">1.1</text:span></text:p>
      <text:p text:style-name="P7">MI = <text:span text:style-name="T1">5</text:span> <text:span text:style-name="T3"># população inicial</text:span></text:p>
      <text:p text:style-name="P7">LAMBDA = <text:span text:style-name="T1">20</text:span> <text:span text:style-name="T3"># número de descendentes</text:span></text:p>
      <text:p text:style-name="P7">PROB_MUTATION = <text:span text:style-name="T1">0.1</text:span></text:p>
      <text:p text:style-name="P7">PROB_LS_POP = <text:span text:style-name="T1">0.3</text:span> <text:span text:style-name="T3"># probabilidade de busca local na formação da população</text:span></text:p>
      <text:p text:style-name="P7">PROB_LS = <text:span text:style-name="T1">0.3</text:span> <text:span text:style-name="T3"># probabilidade busca local</text:span></text:p>
      <text:p text:style-name="P7">PROB_LS_BEST = <text:span text:style-name="T1">0.8</text:span> <text:span text:style-name="T3"># probabilidade busca local considerando o melhor movimento</text:span></text:p>
      <text:p text:style-name="P7">GEN = <text:span text:style-name="T1">50</text:span> <text:span text:style-name="T3"># número de gerações</text:span></text:p>
      <text:p text:style-name="P7">GEN_NO_EVOL = <text:span text:style-name="T1">15</text:span> <text:span text:style-name="T3"># número permitido de gerações sem mudanças</text:span></text:p>
      <text:p text:style-name="P7">SP = <text:span text:style-name="T1">2</text:span> <text:span text:style-name="T3"># pressão seletiva para linear ranking</text:span></text:p>
      <text:p text:style-name="P7">METRIC = <text:span text:style-name="T1">3.5</text:span> <text:span text:style-name="T3"># métrica de diversidade</text:span></text:p>
      <text:p text:style-name="P7">CONT_METRIC = <text:span text:style-name="T1">5</text:span> <text:span text:style-name="T3"># quantidade de vezes que a métrica de diversidade pode ser desrespeitada</text:span></text:p>
      <text:p text:style-name="P5"/>
      <text:p text:style-name="P5">custo: 618.6811896961158 - <text:span text:style-name="T60">49</text:span></text:p>
      <text:p text:style-name="P5">tempo: 5.091932268937429</text:p>
      <text:p text:style-name="P5">custo: 634.7939273547282 - <text:span text:style-name="T60">49</text:span></text:p>
      <text:p text:style-name="P5">tempo: 5.420884072780609</text:p>
      <text:p text:style-name="P5">custo: 617.6751795365211 - <text:span text:style-name="T61">47</text:span></text:p>
      <text:p text:style-name="P5">tempo: 6.229524978001913</text:p>
      <text:p text:style-name="P5">custo: 603.6346458196846 - <text:span text:style-name="T61">49</text:span></text:p>
      <text:p text:style-name="P5">tempo: 3.7610728263854982</text:p>
      <text:p text:style-name="P5">custo: 619.3300315500633 - <text:span text:style-name="T61">49</text:span></text:p>
      <text:p text:style-name="P5">tempo: 6.49837851524353</text:p>
      <text:p text:style-name="P23"># fração máxima de distribuição de clientes entre depósitos</text:p>
      <text:p text:style-name="P7">FRAC_MAX_DISTRIBUTION = <text:span text:style-name="T1">1.1</text:span></text:p>
      <text:p text:style-name="P7">MI = <text:span text:style-name="T1">5</text:span> <text:span text:style-name="T3"># população inicial</text:span></text:p>
      <text:p text:style-name="P7">LAMBDA = <text:span text:style-name="T1">20</text:span> <text:span text:style-name="T3"># número de descendentes</text:span></text:p>
      <text:p text:style-name="P7">PROB_MUTATION = <text:span text:style-name="T1">0.5</text:span></text:p>
      <text:p text:style-name="P7">PROB_LS_POP = <text:span text:style-name="T1">0.3</text:span> <text:span text:style-name="T3"># probabilidade de busca local na formação da população</text:span></text:p>
      <text:p text:style-name="P7">PROB_LS = <text:span text:style-name="T1">0.3</text:span> <text:span text:style-name="T3"># probabilidade busca local</text:span></text:p>
      <text:p text:style-name="P7">PROB_LS_BEST = <text:span text:style-name="T1">0.9</text:span> <text:span text:style-name="T3"># probabilidade busca local considerando o melhor movimento</text:span></text:p>
      <text:p text:style-name="P7">GEN = <text:span text:style-name="T1">50</text:span> <text:span text:style-name="T3"># número de gerações</text:span></text:p>
      <text:p text:style-name="P7">GEN_NO_EVOL = <text:span text:style-name="T1">15</text:span> <text:span text:style-name="T3"># número permitido de gerações sem mudanças</text:span></text:p>
      <text:p text:style-name="P7">SP = <text:span text:style-name="T1">2</text:span> <text:span text:style-name="T3"># pressão seletiva para linear ranking</text:span></text:p>
      <text:p text:style-name="P7">METRIC = <text:span text:style-name="T1">3.5</text:span> <text:span text:style-name="T3"># métrica de diversidade</text:span></text:p>
      <text:p text:style-name="P7">CONT_METRIC = <text:span text:style-name="T1">5</text:span> <text:span text:style-name="T3"># quantidade de vezes que a métrica de diversidade pode ser desrespeitada</text:span></text:p>
      <text:p text:style-name="P7"/>
      <text:p text:style-name="P5">custo: 617.5100538689557 - <text:span text:style-name="T62">49</text:span></text:p>
      <text:p text:style-name="P5">tempo: 5.527078982194265</text:p>
      <text:p text:style-name="P5">custo: 633.6397899145213 - <text:span text:style-name="T63">49</text:span></text:p>
      <text:p text:style-name="P5">tempo: 3.8870784282684325</text:p>
      <text:p text:style-name="P5">custo: 619.1475810455865 - <text:span text:style-name="T63">49</text:span></text:p>
      <text:p text:style-name="P5">tempo: 4.427694654464721</text:p>
      <text:p text:style-name="P5">custo: 623.0201303368593 - <text:span text:style-name="T63">49</text:span></text:p>
      <text:p text:style-name="P5">tempo: 6.79411819378535</text:p>
      <text:p text:style-name="P5">custo: 627.0741799071776 - <text:span text:style-name="T63">26</text:span></text:p>
      <text:p text:style-name="P5">tempo: 2.4802818139394125</text:p>
      <text:p text:style-name="P5"/>
      <text:p text:style-name="P23"><text:soft-page-break/># fração máxima de distribuição de clientes entre depósitos</text:p>
      <text:p text:style-name="P7">FRAC_MAX_DISTRIBUTION = <text:span text:style-name="T1">1.1</text:span></text:p>
      <text:p text:style-name="P7">MI = <text:span text:style-name="T1">5</text:span> <text:span text:style-name="T3"># população inicial</text:span></text:p>
      <text:p text:style-name="P7">LAMBDA = <text:span text:style-name="T1">20</text:span> <text:span text:style-name="T3"># número de descendentes</text:span></text:p>
      <text:p text:style-name="P7">PROB_MUTATION = <text:span text:style-name="T1">0.2</text:span></text:p>
      <text:p text:style-name="P7">PROB_LS_POP = <text:span text:style-name="T1">0.3</text:span> <text:span text:style-name="T3"># probabilidade de busca local na formação da população</text:span></text:p>
      <text:p text:style-name="P7">PROB_LS = <text:span text:style-name="T1">0.3</text:span> <text:span text:style-name="T3"># probabilidade busca local</text:span></text:p>
      <text:p text:style-name="P7">PROB_LS_BEST = <text:span text:style-name="T1">0.9</text:span> <text:span text:style-name="T3"># probabilidade busca local considerando o melhor movimento</text:span></text:p>
      <text:p text:style-name="P7">GEN = <text:span text:style-name="T1">50</text:span> <text:span text:style-name="T3"># número de gerações</text:span></text:p>
      <text:p text:style-name="P7">GEN_NO_EVOL = <text:span text:style-name="T1">15</text:span> <text:span text:style-name="T3"># número permitido de gerações sem mudanças</text:span></text:p>
      <text:p text:style-name="P7">SP = <text:span text:style-name="T1">2</text:span> <text:span text:style-name="T3"># pressão seletiva para linear ranking</text:span></text:p>
      <text:p text:style-name="P7">METRIC = <text:span text:style-name="T1">3.5</text:span> <text:span text:style-name="T3"># métrica de diversidade</text:span></text:p>
      <text:p text:style-name="P7">CONT_METRIC = <text:span text:style-name="T1">5</text:span> <text:span text:style-name="T3"># quantidade de vezes que a métrica de diversidade pode ser desrespeitada</text:span></text:p>
      <text:p text:style-name="P24"/>
      <text:p text:style-name="P25">Sem mudança da população</text:p>
      <text:p text:style-name="P9">n = <text:span text:style-name="T51">max</text:span>(<text:span text:style-name="T1">2</text:span>,<text:span text:style-name="T51">round</text:span>(<text:span text:style-name="T1">0.5</text:span>*lenght))</text:p>
      <text:p text:style-name="P25"/>
      <text:p text:style-name="P5">custo: 607.6847163718934 - <text:span text:style-name="T64">46 (não mudou desde o 16)</text:span></text:p>
      <text:p text:style-name="P5">tempo: 4.167859915892283</text:p>
      <text:p text:style-name="P5">custo: 626.2150290378147 - </text:p>
      <text:p text:style-name="P5">tempo: 3.4776669184366864<text:span text:style-name="T64"> - 44 (não mudou desde o 26)</text:span></text:p>
      <text:p text:style-name="P5">custo: 617.6802004148703 - </text:p>
      <text:p text:style-name="P5">tempo: 5.005567622184754</text:p>
      <text:p text:style-name="P5">custo: 604.034945350305 - </text:p>
      <text:p text:style-name="P5">tempo: 4.110944509506226<text:span text:style-name="T65"> - 35 (não mudou desde o 19) </text:span></text:p>
      <text:p text:style-name="P5">custo: 617.6802004148703 - </text:p>
      <text:p text:style-name="P5">tempo: 5.005567622184754<text:span text:style-name="T65"> - 49</text:span></text:p>
      <text:p text:style-name="P5">custo: 626.2150290378147 - <text:span text:style-name="T65">43 (não mudou desde o 26)</text:span></text:p>
      <text:p text:style-name="P5">tempo: 3.4776669184366864</text:p>
      <text:p text:style-name="P5"/>
      <text:p text:style-name="P23"># fração máxima de distribuição de clientes entre depósitos</text:p>
      <text:p text:style-name="P7">FRAC_MAX_DISTRIBUTION = <text:span text:style-name="T1">1.1</text:span></text:p>
      <text:p text:style-name="P7">MI = <text:span text:style-name="T1">5</text:span> <text:span text:style-name="T3"># população inicial</text:span></text:p>
      <text:p text:style-name="P7">LAMBDA = <text:span text:style-name="T1">25</text:span> <text:span text:style-name="T3"># número de descendentes</text:span></text:p>
      <text:p text:style-name="P7">PROB_MUTATION = <text:span text:style-name="T1">0.2</text:span></text:p>
      <text:p text:style-name="P7">PROB_LS_POP = <text:span text:style-name="T1">0.3</text:span> <text:span text:style-name="T3"># probabilidade de busca local na formação da população</text:span></text:p>
      <text:p text:style-name="P7">PROB_LS = <text:span text:style-name="T1">0.3</text:span> <text:span text:style-name="T3"># probabilidade busca local</text:span></text:p>
      <text:p text:style-name="P7">PROB_LS_BEST = <text:span text:style-name="T1">0.9</text:span> <text:span text:style-name="T3"># probabilidade busca local considerando o melhor movimento</text:span></text:p>
      <text:p text:style-name="P7">GEN = <text:span text:style-name="T1">50</text:span> <text:span text:style-name="T3"># número de gerações</text:span></text:p>
      <text:p text:style-name="P7">GEN_NO_EVOL = <text:span text:style-name="T1">15</text:span> <text:span text:style-name="T3"># número permitido de gerações sem mudanças</text:span></text:p>
      <text:p text:style-name="P7">SP = <text:span text:style-name="T1">2</text:span> <text:span text:style-name="T3"># pressão seletiva para linear ranking</text:span></text:p>
      <text:p text:style-name="P7">METRIC = <text:span text:style-name="T1">3.5</text:span> <text:span text:style-name="T3"># métrica de diversidade</text:span></text:p>
      <text:p text:style-name="P7">CONT_METRIC = <text:span text:style-name="T1">5</text:span> <text:span text:style-name="T3"># quantidade de vezes que a métrica de diversidade pode ser desrespeitada</text:span></text:p>
      <text:p text:style-name="P7"/>
      <text:p text:style-name="P8"/>
      <text:p text:style-name="P8"/>
      <text:p text:style-name="P8">n = <text:span text:style-name="T51">max</text:span>(<text:span text:style-name="T1">2</text:span>,<text:span text:style-name="T51">round</text:span>(<text:span text:style-name="T1">0.2</text:span>*lenght))<text:span text:style-name="T67">, sem mudança na populacao</text:span></text:p>
      <text:p text:style-name="P5"/>
      <text:p text:style-name="P5">custo: 594.921249545467 - <text:span text:style-name="T66">49</text:span></text:p>
      <text:p text:style-name="P5">tempo: 5.016787056128184</text:p>
      <text:p text:style-name="P5"><text:soft-page-break/>custo: 627.9803050337518 - <text:span text:style-name="T66">49</text:span></text:p>
      <text:p text:style-name="P5">tempo: 4.355915081501007</text:p>
      <text:p text:style-name="P5">custo: 617.6717138002729 - <text:span text:style-name="T66">49</text:span></text:p>
      <text:p text:style-name="P5">tempo: 4.000292686621348</text:p>
      <text:p text:style-name="P5">custo: 618.4757937375224 - <text:span text:style-name="T66">40</text:span></text:p>
      <text:p text:style-name="P5">tempo: 3.547747377554576</text:p>
      <text:p text:style-name="P5">custo: 626.7141512027054 - <text:span text:style-name="T66">49</text:span></text:p>
      <text:p text:style-name="P5">tempo: 4.8907473882039385</text:p>
      <text:p text:style-name="P5"/>
      <text:p text:style-name="P5"><text:a xlink:type="simple" xlink:href="https://meet.google.com/linkredirect?authuser=0&amp;dest=https%3A%2F%2Fmeet.google.com%2Fxxp-ezcp-fnw" office:target-frame-name="_blank" xlink:show="new" text:style-name="Internet_20_link" text:visited-style-name="Visited_20_Internet_20_Link">https://meet.google.com/xxp-ezcp-fnw</text:a></text:p>
      <text:p text:style-name="P5"/>
      <text:p text:style-name="P5"><text:a xlink:type="simple" xlink:href="https://meet.google.com/linkredirect?authuser=0&amp;dest=http%3A%2F%2Fwww.salasvirtuais.ufop.br%2F" office:target-frame-name="_blank" xlink:show="new" text:style-name="Internet_20_link" text:visited-style-name="Visited_20_Internet_20_Link">www.salasvirtuais.ufop.br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6:23:21.349384951</meta:creation-date>
    <dc:date>2020-11-24T00:45:29.852556383</dc:date>
    <meta:editing-duration>P1DT18H13M23S</meta:editing-duration>
    <meta:editing-cycles>88</meta:editing-cycles>
    <meta:generator>LibreOffice/6.4.6.2$Linux_X86_64 LibreOffice_project/40$Build-2</meta:generator>
    <meta:document-statistic meta:table-count="0" meta:image-count="0" meta:object-count="0" meta:page-count="10" meta:paragraph-count="400" meta:word-count="2185" meta:character-count="15366" meta:non-whitespace-character-count="13537"/>
  </office:meta>
</office:document-meta>
</file>